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FreeSans" officeooo:rsid="00102f48" officeooo:paragraph-rsid="00102f48"/>
    </style:style>
    <style:style style:name="P2" style:family="paragraph" style:parent-style-name="Text_20_body">
      <style:text-properties style:font-name="FreeSans" style:text-underline-style="solid" style:text-underline-width="auto" style:text-underline-color="font-color"/>
    </style:style>
    <style:style style:name="P3" style:family="paragraph" style:parent-style-name="Title">
      <style:text-properties style:font-name="FreeSans" style:text-underline-style="solid" style:text-underline-width="auto" style:text-underline-color="font-color"/>
    </style:style>
    <style:style style:name="P4" style:family="paragraph" style:parent-style-name="Text_20_body">
      <style:text-properties style:font-name="FreeSans" fo:font-size="12pt" fo:font-weight="normal" officeooo:rsid="00102f48" officeooo:paragraph-rsid="00102f48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FreeSans" fo:font-size="12pt" fo:font-weight="normal" officeooo:rsid="0012bd29" officeooo:paragraph-rsid="0012bd29" style:font-size-asian="12pt" style:font-weight-asian="normal" style:font-size-complex="12pt" style:font-weight-complex="normal"/>
    </style:style>
    <style:style style:name="P6" style:family="paragraph" style:parent-style-name="Heading_20_1" style:list-style-name="L1">
      <style:text-properties style:font-name="FreeSans" fo:font-size="14pt" fo:font-weight="normal" officeooo:rsid="00102f48" officeooo:paragraph-rsid="00102f48" style:font-size-asian="14pt" style:font-weight-asian="normal" style:font-size-complex="14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apport de séance du JOUR/MOIS/ANNEE</text:p>
      <text:p text:style-name="P2"/>
      <text:list xml:id="list1931228783" text:style-name="L1">
        <text:list-item>
          <text:h text:style-name="P6" text:outline-level="1">Action réalisée</text:h>
        </text:list-item>
      </text:list>
      <text:p text:style-name="P4">Description de l’action réalisée, exemple. Aujourd’hui j’ai fait X et pas réussi Y.</text:p>
      <text:p text:style-name="P5">Photo joi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FreeSans" officeooo:rsid="00102f48" officeooo:paragraph-rsid="00102f4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ksimenka Matvei<text:tab/><text:tab/>Séance NUME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55:33.410074488</meta:creation-date>
    <meta:editing-duration>P0D</meta:editing-duration>
    <meta:editing-cycles>1</meta:editing-cycles>
    <meta:generator>LibreOffice/7.3.7.2$Linux_X86_64 LibreOffice_project/30$Build-2</meta:generator>
    <dc:title>Rapport séances</dc:title>
    <meta:document-statistic meta:table-count="0" meta:image-count="0" meta:object-count="0" meta:page-count="1" meta:paragraph-count="5" meta:word-count="27" meta:character-count="180" meta:non-whitespace-character-count="158"/>
    <meta:template xlink:type="simple" xlink:actuate="onRequest" xlink:title="Rapport séances" xlink:href="../../../../Templates/Rapport%20séances.ott" meta:date="2023-12-06T10:55:32.709982514"/>
  </office:meta>
</office:document-meta>
</file>